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C00002E9D000036788037AF8A4909B349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847cm"/>
    </style:style>
    <style:style style:name="Таблица1.B" style:family="table-column">
      <style:table-column-properties style:column-width="13.854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" fo:padding="0cm" fo:border="none" style:writing-mode="lr-tb"/>
    </style:style>
    <style:style style:name="Таблица2" style:family="table">
      <style:table-properties style:width="16.995cm" fo:margin-left="-0.383cm" fo:margin-top="0cm" fo:margin-bottom="0cm" table:align="left" style:writing-mode="lr-tb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7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8cm"/>
    </style:style>
    <style:style style:name="Таблица2.G" style:family="table-column">
      <style:table-column-properties style:column-width="2.83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1" style:writing-mode="lr-tb"/>
    </style:style>
    <style:style style:name="P1" style:family="paragraph" style:parent-style-name="Standard">
      <style:text-properties fo:font-size="9pt" officeooo:rsid="0018f963" officeooo:paragraph-rsid="0011425c" style:font-size-asian="9pt" style:font-size-complex="9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200%" fo:text-align="end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officeooo:rsid="0012be09" officeooo:paragraph-rsid="0012be09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fo:language="en" fo:country="US" officeooo:rsid="000fe570" officeooo:paragraph-rsid="000fe570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style:font-size-asian="9pt" style:font-size-complex="9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officeooo:rsid="0018f963" officeooo:paragraph-rsid="0011425c" style:font-size-asian="9pt" style:font-size-complex="9pt"/>
    </style:style>
    <style:style style:name="P17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/>
    </style:style>
    <style:style style:name="P18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</style:style>
    <style:style style:name="P19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</style:style>
    <style:style style:name="P20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officeooo:paragraph-rsid="00142fd9"/>
    </style:style>
    <style:style style:name="P21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</style:style>
    <style:style style:name="P22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3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4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25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left="0.635cm" fo:margin-right="0cm" fo:text-align="end" style:justify-single-word="false" fo:orphans="2" fo:widows="2" fo:text-indent="0cm" style:auto-text-indent="false" style:vertical-align="auto" style:writing-mode="lr-tb"/>
    </style:style>
    <style:style style:name="P28" style:family="paragraph" style:parent-style-name="List_20_Paragraph">
      <style:paragraph-properties fo:margin-left="1.249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9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30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0fe570"/>
    </style:style>
    <style:style style:name="P31" style:family="paragraph" style:parent-style-name="Standard" style:list-style-name="WWNum1">
      <style:paragraph-properties fo:margin-left="0.635cm" fo:margin-right="0cm" fo:text-align="justify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32" style:family="paragraph" style:parent-style-name="Standard" style:list-style-name="WWNum1">
      <style:paragraph-properties fo:margin-left="5.08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style:font-size-asian="10pt" style:font-size-complex="10pt"/>
    </style:style>
    <style:style style:name="P33" style:family="paragraph" style:parent-style-name="Standard" style:list-style-name="WWNum1">
      <style:paragraph-properties fo:margin-left="5.08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officeooo:rsid="000fe570" officeooo:paragraph-rsid="000fe570" style:font-size-asian="10pt" style:font-size-complex="10pt"/>
    </style:style>
    <style:style style:name="P34" style:family="paragraph" style:parent-style-name="Standard" style:list-style-name="WWNum1">
      <style:paragraph-properties fo:margin-left="5.08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fo:language="en" fo:country="US" officeooo:rsid="000fe570" officeooo:paragraph-rsid="000fe570" style:font-size-asian="10pt" style:font-size-complex="10pt"/>
    </style:style>
    <style:style style:name="P35" style:family="paragraph" style:parent-style-name="Standard" style:list-style-name="WWNum1">
      <style:paragraph-properties fo:margin-left="5.08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</style:style>
    <style:style style:name="P36" style:family="paragraph" style:parent-style-name="Standard" style:list-style-name="WWNum1">
      <style:paragraph-properties fo:margin-left="5.08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officeooo:rsid="0012be09" officeooo:paragraph-rsid="0012be09"/>
    </style:style>
    <style:style style:name="P37" style:family="paragraph">
      <loext:graphic-properties draw:fill-color="#ffffff"/>
    </style:style>
    <style:style style:name="P38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0fe570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officeooo:rsid="000fe570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0fe570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12be09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142fd9" style:font-size-asian="10pt" style:font-size-complex="10pt"/>
    </style:style>
    <style:style style:name="T11" style:family="text">
      <style:text-properties style:font-name="Times New Roman" fo:font-size="10pt" fo:language="en" fo:country="US" style:font-size-asian="10pt" style:font-size-complex="10pt"/>
    </style:style>
    <style:style style:name="T12" style:family="text">
      <style:text-properties style:font-name="Times New Roman" fo:font-size="10pt" fo:language="en" fo:country="US" officeooo:rsid="000fe570" style:font-size-asian="10pt" style:font-size-complex="10pt"/>
    </style:style>
    <style:style style:name="T13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14" style:family="text">
      <style:text-properties style:font-name="Times New Roman" fo:font-size="10pt" fo:language="en" fo:country="US" style:text-underline-style="solid" style:text-underline-width="auto" style:text-underline-color="font-color" officeooo:rsid="000fe570" style:font-size-asian="10pt" style:font-size-complex="10pt"/>
    </style:style>
    <style:style style:name="T15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6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7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8" style:family="text">
      <style:text-properties officeooo:rsid="00142fd9"/>
    </style:style>
    <style:style style:name="T19" style:family="text">
      <style:text-properties officeooo:rsid="00159af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2" draw:style-name="gr2" draw:text-style-name="P38" svg:width="0.101cm" svg:height="0.101cm" svg:x="0cm" svg:y="0cm">
        <draw:image xlink:href="">
          <text:p/>
        </draw:image>
      </draw:frame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field:fieldmark-start text:name="__Fieldmark__5_960174104" field:type="SHAPE  \* MERGEFORMAT"/><field:fieldmark-end/><draw:frame draw:style-name="fr1" draw:name="Изображение1" text:anchor-type="as-char" svg:width="1.905cm" svg:height="2.2cm" draw:z-index="1"><draw:image xlink:href="Pictures/2000000C00002E9D000036788037AF8A4909B349.wmf" xlink:type="simple" xlink:show="embed" xlink:actuate="onLoad"/></draw:frame><draw:custom-shape text:anchor-type="char" draw:z-index="0" draw:style-name="gr1" draw:text-style-name="P37" svg:width="1.906cm" svg:height="2.223cm" svg:x="0cm" svg:y="0cm"><text:p/><draw:enhanced-geometry svg:viewBox="0 0 21600 21600" draw:type="rectangle" draw:enhanced-path="M 0 0 L 21600 0 21600 21600 0 21600 0 0 Z N"/></draw:custom-shape></text:p>
          </table:table-cell>
          <table:table-cell table:style-name="Таблица1.B1" office:value-type="string">
            <text:p text:style-name="P4"><text:span text:style-name="T2">Отчёт по лабораторной работе</text:span><text:span text:style-name="T1"> №</text:span><text:span text:style-name="T3"><text:tab/>1</text:span><text:span text:style-name="T4">-2</text:span><text:span text:style-name="T3"><text:tab/></text:span><text:span text:style-name="T1"> по курсу </text:span><text:span text:style-name="T3"><text:tab/>1<text:tab/></text:span></text:p>
            <text:p text:style-name="P5"><text:span text:style-name="T5">студента группы </text:span><text:span text:style-name="T8">102</text:span><text:span text:style-name="T5"> <text:s text:c="2"/></text:span><text:span text:style-name="T7"><text:tab/></text:span><text:span text:style-name="T8">Баталова М.А.</text:span><text:span text:style-name="T7"><text:tab/><text:tab/><text:tab/></text:span><text:span text:style-name="T5">, № по списку <text:s/></text:span><text:span text:style-name="T7"><text:tab/></text:span><text:span text:style-name="T8">3</text:span><text:span text:style-name="T7"><text:tab/></text:span></text:p>
            <text:p text:style-name="P5"><text:span text:style-name="T5">Адреса </text:span><text:span text:style-name="T11">www</text:span><text:span text:style-name="T5">, </text:span><text:span text:style-name="T11">e</text:span><text:span text:style-name="T5">-</text:span><text:span text:style-name="T11">mail</text:span><text:span text:style-name="T5">, </text:span><text:span text:style-name="T11">jabber</text:span><text:span text:style-name="T5">, </text:span><text:span text:style-name="T11">skype</text:span><text:span text:style-name="T5"> </text:span><text:span text:style-name="T7"><text:tab/></text:span><text:span text:style-name="T14">etrymax@gmail.com</text:span><text:span text:style-name="T7"><text:tab/><text:tab/><text:tab/><text:tab/></text:span></text:p>
            <text:p text:style-name="P5"><text:span text:style-name="T5">Работа выполнена: “</text:span><text:span text:style-name="T7"> <text:s text:c="5"/></text:span><text:span text:style-name="T5">“ </text:span><text:span text:style-name="T7"><text:tab/>сентября<text:tab/><text:tab/></text:span><text:span text:style-name="T5"> 2018</text:span><text:span text:style-name="T7"><text:tab/></text:span><text:span text:style-name="T5">г.<text:tab/><text:tab/></text:span></text:p>
            <text:p text:style-name="P5"><text:span text:style-name="T5">Преподаватель:</text:span><text:span text:style-name="T7"><text:tab/><text:tab/></text:span><text:span text:style-name="T5"> каф.806 </text:span><text:span text:style-name="T7"><text:tab/>Ефименко Н.А.<text:tab/><text:tab/><text:tab/><text:tab/></text:span></text:p>
            <text:p text:style-name="P5"><text:span text:style-name="T5">Входной контроль знаний с оценкой </text:span><text:span text:style-name="T7"><text:tab/><text:tab/><text:tab/><text:tab/><text:tab/></text:span></text:p>
            <text:p text:style-name="P5"><text:span text:style-name="T5">Отчёт сдан “</text:span><text:span text:style-name="T7"> <text:s text:c="2"/></text:span><text:span text:style-name="T5">“ </text:span><text:span text:style-name="T7"><text:tab/>сентября<text:tab/></text:span><text:span text:style-name="T5"> 2018</text:span><text:span text:style-name="T7"><text:tab/></text:span><text:span text:style-name="T5">г., итоговая оценка </text:span><text:span text:style-name="T7"><text:tab/><text:tab/></text:span></text:p>
            <text:p text:style-name="P5"><text:span text:style-name="T5">Подпись преподавателя </text:span><text:span text:style-name="T7"><text:tab/><text:tab/><text:tab/><text:tab/></text:span></text:p>
          </table:table-cell>
        </table:table-row>
      </table:table>
      <text:p text:style-name="P6"/>
      <text:list xml:id="list3965112610467749947" text:style-name="WWNum1">
        <text:list-item>
          <text:p text:style-name="P29"><text:span text:style-name="T15">Тема</text:span><text:span text:style-name="T5">: <text:s/></text:span><text:span text:style-name="T7">Операционная среда </text:span><text:span text:style-name="T13">OC</text:span><text:span text:style-name="T7"> </text:span><text:span text:style-name="T13">UNIX</text:span></text:p>
        </text:list-item>
      </text:list>
      <text:p text:style-name="P7"/>
      <text:list xml:id="list95351617349244" text:continue-numbering="true" text:style-name="WWNum1">
        <text:list-item>
          <text:p text:style-name="P30"><text:span text:style-name="T15">Цель работы</text:span><text:span text:style-name="T5">: <text:s/></text:span><text:span text:style-name="T8">изучение и освоение программного обеспечения ОС UNIX и приобретение навыков, необходимых для выполнения курсовых и лабораторных работ в среде UNIX.</text:span></text:p>
        </text:list-item>
      </text:list>
      <text:p text:style-name="P7"/>
      <text:list xml:id="list95351864500913" text:continue-numbering="true" text:style-name="WWNum1">
        <text:list-item>
          <text:p text:style-name="P29"><text:span text:style-name="T15">Задание</text:span><text:span text:style-name="T5"> (</text:span><text:span text:style-name="T16">вариант №</text:span><text:span text:style-name="T5">): <text:s/></text:span><text:span text:style-name="T7">Изучить базовые команды в </text:span><text:span text:style-name="T13">OC</text:span><text:span text:style-name="T7"> </text:span><text:span text:style-name="T13">UNIX</text:span><text:span text:style-name="T7">, навигацию в иерархической файловой системе, способы манипуляции файлами.</text:span></text:p>
        </text:list-item>
      </text:list>
      <text:p text:style-name="P7"/>
      <text:list xml:id="list95350183072346" text:continue-numbering="true" text:style-name="WWNum1">
        <text:list-item>
          <text:p text:style-name="P29"><text:span text:style-name="T15">Оборудование</text:span><text:span text:style-name="T5"> (</text:span><text:span text:style-name="T16">лабораторное</text:span><text:span text:style-name="T5">):</text:span></text:p>
        </text:list-item>
      </text:list>
      <text:p text:style-name="P19"><text:span text:style-name="T5">ЭВМ </text:span><text:span text:style-name="T7"><text:tab/><text:tab/></text:span><text:span text:style-name="T5">, процессор </text:span><text:span text:style-name="T7"><text:tab/><text:tab/></text:span><text:span text:style-name="T5">, имя узла сети </text:span><text:span text:style-name="T7"><text:tab/><text:tab/><text:tab/></text:span><text:span text:style-name="T5"> с ОП </text:span><text:span text:style-name="T7"><text:tab/><text:tab/> <text:s text:c="8"/></text:span><text:span text:style-name="T5"><text:s/>МБ</text:span></text:p>
      <text:p text:style-name="P21"><text:span text:style-name="T5">НМД </text:span><text:span text:style-name="T7"><text:tab/><text:tab/></text:span><text:span text:style-name="T5"> ГБ. <text:s/>Терминал </text:span><text:span text:style-name="T7"><text:tab/><text:tab/></text:span><text:span text:style-name="T5"> адрес </text:span><text:span text:style-name="T7"><text:tab/><text:tab/><text:tab/></text:span><text:span text:style-name="T5">. Принтер </text:span><text:span text:style-name="T7"><text:tab/><text:tab/><text:tab/></text:span></text:p>
      <text:p text:style-name="P21"><text:span text:style-name="T5">Другие устройства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2"/>
      <text:p text:style-name="P25">Оборудование ПЭВМ студента, если использовалось:</text:p>
      <text:p text:style-name="P21"><text:span text:style-name="T5">Процессор</text:span><text:span text:style-name="T11"> </text:span><text:span text:style-name="T13"><text:tab/>Intel </text:span><text:span text:style-name="T14">pentium n4200</text:span><text:span text:style-name="T11">, </text:span><text:span text:style-name="T5">ОП</text:span><text:span text:style-name="T11"> </text:span><text:span text:style-name="T14">5900</text:span><text:span text:style-name="T11"> </text:span><text:span text:style-name="T5">МБ</text:span><text:span text:style-name="T11">, </text:span><text:span text:style-name="T5">НМД</text:span><text:span text:style-name="T11"> </text:span><text:span text:style-name="T14">5.7</text:span><text:span text:style-name="T13"><text:tab/></text:span><text:span text:style-name="T11"> </text:span><text:span text:style-name="T12">ГБ</text:span><text:span text:style-name="T11">. </text:span><text:span text:style-name="T5">Монитор </text:span><text:span text:style-name="T7"><text:tab/></text:span><text:span text:style-name="T13">TFT</text:span><text:span text:style-name="T7">, встроенный<text:tab/></text:span></text:p>
      <text:p text:style-name="P21"><text:span text:style-name="T5">Другие устройства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7"/>
      <text:list xml:id="list95351978666918" text:continue-numbering="true" text:style-name="WWNum1">
        <text:list-item>
          <text:p text:style-name="P29"><text:span text:style-name="T15">Программное обеспечение</text:span><text:span text:style-name="T5"> (</text:span><text:span text:style-name="T16">лабораторное</text:span><text:span text:style-name="T5">):</text:span></text:p>
        </text:list-item>
      </text:list>
      <text:p text:style-name="P19"><text:span text:style-name="T5">Операционная система семейства </text:span><text:span text:style-name="T7"><text:tab/><text:tab/></text:span><text:span text:style-name="T5">, наименование </text:span><text:span text:style-name="T7"><text:tab/><text:tab/><text:tab/><text:tab/></text:span><text:span text:style-name="T5"> версия </text:span><text:span text:style-name="T7"><text:tab/><text:tab/></text:span></text:p>
      <text:p text:style-name="P19"><text:span text:style-name="T5">Интерпретатор команд </text:span><text:span text:style-name="T7"><text:tab/><text:tab/><text:tab/><text:tab/><text:tab/><text:tab/><text:tab/></text:span><text:span text:style-name="T5"> версия </text:span><text:span text:style-name="T7"><text:tab/><text:tab/><text:tab/></text:span></text:p>
      <text:p text:style-name="P19"><text:span text:style-name="T5">Система программирования </text:span><text:span text:style-name="T7"><text:tab/><text:tab/><text:tab/><text:tab/><text:tab/><text:tab/><text:tab/></text:span><text:span text:style-name="T5"> версия </text:span><text:span text:style-name="T7"><text:tab/><text:tab/><text:tab/></text:span></text:p>
      <text:p text:style-name="P19"><text:span text:style-name="T5">Редактор текстов </text:span><text:span text:style-name="T7"><text:tab/><text:tab/><text:tab/><text:tab/><text:tab/><text:tab/><text:tab/><text:tab/></text:span><text:span text:style-name="T5"> версия </text:span><text:span text:style-name="T7"><text:tab/><text:tab/><text:tab/></text:span></text:p>
      <text:p text:style-name="P19"><text:span text:style-name="T5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9"><text:span text:style-name="T5">Прикладные системы и программы </text:span><text:span text:style-name="T7"><text:tab/><text:tab/><text:tab/><text:tab/><text:tab/><text:tab/><text:tab/><text:tab/><text:tab/></text:span></text:p>
      <text:p text:style-name="P19"><text:span text:style-name="T5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23"/>
      <text:p text:style-name="P26">Программное обеспечение ЭВМ студента, если использовалось:</text:p>
      <text:p text:style-name="P19"><text:span text:style-name="T5">Операционная система семейства </text:span><text:span text:style-name="T7"><text:tab/></text:span><text:span text:style-name="T13">UNIX</text:span><text:span text:style-name="T7"><text:tab/></text:span><text:span text:style-name="T5">, наименование </text:span><text:span text:style-name="T7"><text:tab/></text:span><text:span text:style-name="T14">Debian</text:span><text:span text:style-name="T7"><text:tab/></text:span><text:span text:style-name="T5"> версия </text:span><text:span text:style-name="T7"><text:tab/></text:span><text:span text:style-name="T8">9.5</text:span><text:span text:style-name="T7"><text:tab/></text:span></text:p>
      <text:p text:style-name="P19"><text:span text:style-name="T5">Интерпретатор команд </text:span><text:span text:style-name="T7"><text:tab/></text:span><text:span text:style-name="T8">bash</text:span><text:span text:style-name="T7"><text:tab/><text:tab/><text:tab/><text:tab/><text:tab/><text:tab/></text:span><text:span text:style-name="T5"> версия </text:span><text:span text:style-name="T7"><text:tab/></text:span><text:span text:style-name="T8">4.4.12</text:span><text:span text:style-name="T7"><text:tab/><text:tab/></text:span></text:p>
      <text:p text:style-name="P19"><text:span text:style-name="T5">Система программирования </text:span><text:span text:style-name="T7"><text:tab/><text:tab/><text:tab/><text:tab/><text:tab/><text:tab/><text:tab/></text:span><text:span text:style-name="T5"> версия </text:span><text:span text:style-name="T7"><text:tab/><text:tab/><text:tab/></text:span></text:p>
      <text:p text:style-name="P19"><text:span text:style-name="T5">Редактор текстов </text:span><text:span text:style-name="T7"><text:tab/><text:tab/></text:span><text:span text:style-name="T14">nano</text:span><text:span text:style-name="T7"><text:tab/><text:tab/><text:tab/><text:tab/><text:tab/><text:tab/></text:span><text:span text:style-name="T5"> версия </text:span><text:span text:style-name="T7"><text:tab/></text:span><text:span text:style-name="T13"> <text:s text:c="2"/></text:span><text:span text:style-name="T7"><text:tab/></text:span></text:p>
      <text:p text:style-name="P19"><text:span text:style-name="T5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9"><text:span text:style-name="T5">Прикладные системы и программы </text:span><text:span text:style-name="T7"><text:tab/><text:tab/><text:tab/><text:tab/><text:tab/><text:tab/><text:tab/><text:tab/><text:tab/></text:span></text:p>
      <text:p text:style-name="P19"><text:span text:style-name="T5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24"/>
      <text:p text:style-name="P24"/>
      <text:p text:style-name="P24"/>
      <text:p text:style-name="P24"/>
      <text:p text:style-name="P24"/>
      <text:p text:style-name="P24"/>
      <text:list xml:id="list95352036249329" text:continue-numbering="true" text:style-name="WWNum1">
        <text:list-item>
          <text:p text:style-name="P29"><text:span text:style-name="T15">Идея, метод, алгоритм</text:span><text:span text:style-name="T5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  <text:list>
            <text:list-item>
              <text:list>
                <text:list-item>
                  <text:list>
                    <text:list-item>
                      <text:p text:style-name="P32"><text:soft-page-break/>Изучить основные команды</text:p>
                    </text:list-item>
                    <text:list-item>
                      <text:p text:style-name="P33">Обучится навигации в иерархической файловой системе</text:p>
                    </text:list-item>
                    <text:list-item>
                      <text:p text:style-name="P33">Научится создавать директории и файлы</text:p>
                    </text:list-item>
                    <text:list-item>
                      <text:p text:style-name="P32">Научиться объединять файлы</text:p>
                    </text:list-item>
                    <text:list-item>
                      <text:p text:style-name="P35"><text:span text:style-name="T5">Познакомиться с </text:span><text:span text:style-name="T6">редактором nano</text:span></text:p>
                    </text:list-item>
                    <text:list-item>
                      <text:p text:style-name="P32">Удалить созданные папки и файлы</text:p>
                    </text:list-item>
                  </text:list>
                </text:list-item>
              </text:list>
            </text:list-item>
          </text:list>
        </text:list-item>
      </text:list>
      <text:p text:style-name="P13"><text:s text:c="9"/></text:p>
      <text:list xml:id="list95351226293095" text:continue-numbering="true" text:style-name="WWNum1">
        <text:list-item>
          <text:p text:style-name="P29"><text:span text:style-name="T15">Сценарий выполнения работы</text:span><text:span text:style-name="T5"> [план работы, первоначальный текст программы в черновике (можно на отдельном листе) и тесты, либо соображения по тестированию].</text:span></text:p>
          <text:list>
            <text:list-item>
              <text:list>
                <text:list-item>
                  <text:list>
                    <text:list-item>
                      <text:p text:style-name="P34"><text:span text:style-name="T19">s</text:span>sh</text:p>
                    </text:list-item>
                    <text:list-item>
                      <text:p text:style-name="P34">ls</text:p>
                    </text:list-item>
                    <text:list-item>
                      <text:p text:style-name="P34">ls -laF</text:p>
                    </text:list-item>
                    <text:list-item>
                      <text:p text:style-name="P34">wh<text:span text:style-name="T18">o</text:span>ami</text:p>
                    </text:list-item>
                    <text:list-item>
                      <text:p text:style-name="P34">tty</text:p>
                    </text:list-item>
                    <text:list-item>
                      <text:p text:style-name="P34">hostname</text:p>
                    </text:list-item>
                    <text:list-item>
                      <text:p text:style-name="P34">man</text:p>
                    </text:list-item>
                    <text:list-item>
                      <text:p text:style-name="P34">nano</text:p>
                    </text:list-item>
                    <text:list-item>
                      <text:p text:style-name="P34">cat</text:p>
                    </text:list-item>
                    <text:list-item>
                      <text:p text:style-name="P36">mkdir</text:p>
                    </text:list-item>
                    <text:list-item>
                      <text:p text:style-name="P36">touch</text:p>
                    </text:list-item>
                    <text:list-item>
                      <text:p text:style-name="P34">rm</text:p>
                    </text:list-item>
                    <text:list-item>
                      <text:p text:style-name="P34">rm -r</text:p>
                    </text:list-item>
                    <text:list-item>
                      <text:p text:style-name="P34">rm -d</text:p>
                    </text:list-item>
                    <text:list-item>
                      <text:p text:style-name="P34">rmdir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"><text:span text:style-name="T16">Пункты 1-7 отчёта составляются </text:span><text:span text:style-name="T17">строго до</text:span><text:span text:style-name="T16"> начала лабораторной работы.</text:span></text:p>
      <text:p text:style-name="P13"/>
      <text:p text:style-name="P18"><text:span text:style-name="T5">Допущен к выполнению работы. Подпись преподавателя </text:span><text:span text:style-name="T7"><text:tab/><text:tab/><text:tab/><text:tab/></text:span></text:p>
      <text:p text:style-name="P8"/>
      <text:p text:style-name="P8"/>
      <text:p text:style-name="P11"/>
      <text:p text:style-name="P14"/>
      <text:p text:style-name="P14"/>
      <text:p text:style-name="P14"/>
      <text:list xml:id="list95352016702628" text:continue-numbering="true" text:style-name="WWNum1">
        <text:list-item>
          <text:p text:style-name="P29"><text:soft-page-break/><text:span text:style-name="T15">Распечатка протокола</text:span><text:span text:style-name="T5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5"/>
      <text:p text:style-name="P1">etryfly@etryfly:/$ ssh -p 6789 188025@172.16.80.213</text:p>
      <text:p text:style-name="P1">^C</text:p>
      <text:p text:style-name="P1"/>
      <text:p text:style-name="P1">etryfly@etryfly:/$ ssh 188025@172.16.80.213</text:p>
      <text:p text:style-name="P1">188025@172.16.80.213's password: </text:p>
      <text:p text:style-name="P1">Permission denied, please try again.</text:p>
      <text:p text:style-name="P1">188025@172.16.80.213's password: </text:p>
      <text:p text:style-name="P1"/>
      <text:p text:style-name="P1">etryfly@etryfly:/$ ls</text:p>
      <text:p text:style-name="P1">bin <text:s text:c="2"/>dev <text:s/>home <text:s text:c="7"/>initrd.img.old <text:s/>lib64 <text:s text:c="6"/>media <text:s/>opt <text:s text:c="2"/>root <text:s/>sbin <text:s/>sys <text:s/>usr <text:s/>vmlinuz</text:p>
      <text:p text:style-name="P1">boot <text:s/>etc <text:s/>initrd.img <text:s/>lib <text:s text:c="12"/>lost+found <text:s/>mnt <text:s text:c="3"/>proc <text:s/>run <text:s text:c="2"/>srv <text:s text:c="2"/>tmp <text:s/>var <text:s/>vmlinuz.old</text:p>
      <text:p text:style-name="P1"/>
      <text:p text:style-name="P1">etryfly@etryfly:/$ ls -laF</text:p>
      <text:p text:style-name="P1">итого 96</text:p>
      <text:p text:style-name="P1">drwxr-xr-x <text:s/>23 root root <text:s/>4096 сен 15 10:17 ./</text:p>
      <text:p text:style-name="P1">drwxr-xr-x <text:s/>23 root root <text:s/>4096 сен 15 10:17 ../</text:p>
      <text:p text:style-name="P1">drwxr-xr-x <text:s text:c="2"/>2 root root <text:s/>4096 авг 26 09:47 bin/</text:p>
      <text:p text:style-name="P1">drwxr-xr-x <text:s text:c="2"/>4 root root <text:s/>4096 авг 27 17:49 boot/</text:p>
      <text:p text:style-name="P1">drwx------ <text:s text:c="2"/>2 root root <text:s/>4096 авг 26 09:29 .cache/</text:p>
      <text:p text:style-name="P1">drwxr-xr-x <text:s/>19 root root <text:s/>3080 сен 13 12:20 dev/</text:p>
      <text:p text:style-name="P1">drwxr-xr-x 151 root root 12288 сен 15 12:04 etc/</text:p>
      <text:p text:style-name="P1">drwxr-xr-x <text:s text:c="2"/>3 root root <text:s/>4096 авг 26 09:49 home/</text:p>
      <text:p text:style-name="P1">drwxr-xr-x <text:s/>16 root root <text:s/>4096 авг 26 09:27 lib/</text:p>
      <text:p text:style-name="P1">drwxr-xr-x <text:s text:c="2"/>2 root root <text:s/>4096 авг 25 22:44 lib64/</text:p>
      <text:p text:style-name="P1">drwx------ <text:s text:c="2"/>2 root root 16384 авг 25 22:42 lost+found/</text:p>
      <text:p text:style-name="P1">drwxr-xr-x <text:s text:c="2"/>4 root root <text:s/>4096 авг 27 17:26 media/</text:p>
      <text:p text:style-name="P1">drwxr-xr-x <text:s text:c="2"/>2 root root <text:s/>4096 авг 25 22:43 mnt/</text:p>
      <text:p text:style-name="P1">drwxr-xr-x <text:s text:c="2"/>2 root root <text:s/>4096 авг 25 22:43 opt/</text:p>
      <text:p text:style-name="P1">dr-xr-xr-x 220 root root <text:s text:c="4"/>0 сен 13 12:20 proc/</text:p>
      <text:p text:style-name="P1">drwx------ <text:s/>10 root root <text:s/>4096 сен <text:s/>8 10:38 root/</text:p>
      <text:p text:style-name="P1">drwxr-xr-x <text:s/>27 root root <text:s text:c="2"/>760 сен 15 11:59 run/</text:p>
      <text:p text:style-name="P1">drwxr-xr-x <text:s text:c="2"/>2 root root <text:s/>4096 авг 26 09:52 sbin/</text:p>
      <text:p text:style-name="P1">drwxr-xr-x <text:s text:c="2"/>2 root root <text:s/>4096 авг 25 22:43 srv/</text:p>
      <text:p text:style-name="P1">dr-xr-xr-x <text:s/>13 root root <text:s text:c="4"/>0 сен 15 12:21 sys/</text:p>
      <text:p text:style-name="P1">drwxrwxrwt <text:s/>17 root root <text:s/>4096 сен 15 12:17 tmp/</text:p>
      <text:p text:style-name="P1">drwxr-xr-x <text:s/>10 root root <text:s/>4096 авг 25 22:43 usr/</text:p>
      <text:p text:style-name="P1">drwxr-xr-x <text:s/>12 root root <text:s/>4096 сен 15 11:57 var/</text:p>
      <text:p text:style-name="P1">lrwxrwxrwx <text:s text:c="2"/>1 root root <text:s text:c="3"/>26 авг 25 22:49 vmlinuz -&gt; boot/vmlinuz-4.9.0-7-amd64</text:p>
      <text:p text:style-name="P1">lrwxrwxrwx <text:s text:c="2"/>1 root root <text:s text:c="3"/>26 авг 25 22:49 vmlinuz.old -&gt; boot/vmlinuz-4.9.0-7-amd64</text:p>
      <text:p text:style-name="P1">etryfly@etryfly:/$ whoami</text:p>
      <text:p text:style-name="P1">etryfly</text:p>
      <text:p text:style-name="P1">etryfly@etryfly:/$ tty</text:p>
      <text:p text:style-name="P1">/dev/pts/1</text:p>
      <text:p text:style-name="P1">etryfly@etryfly:/$ hostname</text:p>
      <text:p text:style-name="P1">etryfly</text:p>
      <text:p text:style-name="P1">etryfly@etryfly:/$ uname -a</text:p>
      <text:p text:style-name="P1">Linux etryfly 4.9.0-7-amd64 #1 SMP Debian 4.9.110-3+deb9u2 (2018-08-13) x86_64 GNU/Linux</text:p>
      <text:p text:style-name="P1">etryfly@etryfly:/$ pwd</text:p>
      <text:p text:style-name="P1">/</text:p>
      <text:p text:style-name="P1">etryfly@etryfly:/$ man man</text:p>
      <text:p text:style-name="P1">etryfly@etryfly:/$ man ls</text:p>
      <text:p text:style-name="P1">etryfly@etryfly:/$ cd ~/Документы/Лабы/</text:p>
      <text:p text:style-name="P1">etryfly@etryfly:~/Документы/Лабы$ ls</text:p>
      <text:p text:style-name="P1">l02-2018-1.pdf <text:s/>lab1.sh <text:s/>yes.sh</text:p>
      <text:p text:style-name="P1">etryfly@etryfly:~/Документы/Лабы$ cat &gt; f1.txt</text:p>
      <text:p text:style-name="P1">test1</text:p>
      <text:p text:style-name="P1">etryfly@etryfly:~/Документы/Лабы$ cat f1.txt </text:p>
      <text:p text:style-name="P1">test1</text:p>
      <text:p text:style-name="P1">etryfly@etryfly:~/Документы/Лабы$ sudo nano f1.txt </text:p>
      <text:p text:style-name="P1">[sudo] пароль для etryfly: </text:p>
      <text:p text:style-name="P1">etryfly@etryfly:~/Документы/Лабы$ cp f1.txt f2.txt</text:p>
      <text:p text:style-name="P1">etryfly@etryfly:~/Документы/Лабы$ ls</text:p>
      <text:p text:style-name="P1">f1.txt <text:s/>f2.txt <text:s/>l02-2018-1.pdf <text:s/>lab1.sh <text:s/>yes.sh</text:p>
      <text:p text:style-name="P1">etryfly@etryfly:~/Документы/Лабы$ cat f1.txt f2.txt &gt;&gt; f3.txt</text:p>
      <text:p text:style-name="P1">etryfly@etryfly:~/Документы/Лабы$ ls</text:p>
      <text:p text:style-name="P1">f1.txt <text:s/>f2.txt <text:s/>f3.txt <text:s/>l02-2018-1.pdf <text:s/>lab1.sh <text:s/>yes.sh</text:p>
      <text:p text:style-name="P1">etryfly@etryfly:~/Документы/Лабы$ cat f3.txt </text:p>
      <text:p text:style-name="P1">test1</text:p>
      <text:p text:style-name="P1">test1</text:p>
      <text:p text:style-name="P1"><text:soft-page-break/>etryfly@etryfly:~/Документы/Лабы$ rm f1.txt f2.txt </text:p>
      <text:p text:style-name="P1">etryfly@etryfly:~/Документы/Лабы$ ls</text:p>
      <text:p text:style-name="P1">f3.txt <text:s/>l02-2018-1.pdf <text:s/>lab1.sh <text:s/>yes.sh</text:p>
      <text:p text:style-name="P1">etryfly@etryfly:~/Документы/Лабы$ mkdir lab1</text:p>
      <text:p text:style-name="P1">etryfly@etryfly:~/Документы/Лабы$ mv f3.txt lab1</text:p>
      <text:p text:style-name="P1">lab1/ <text:s text:c="3"/>lab1.sh <text:s/></text:p>
      <text:p text:style-name="P1">etryfly@etryfly:~/Документы/Лабы$ mv f3.txt lab1</text:p>
      <text:p text:style-name="P1">etryfly@etryfly:~/Документы/Лабы$ cd lab1</text:p>
      <text:p text:style-name="P1">etryfly@etryfly:~/Документы/Лабы/lab1$ ls</text:p>
      <text:p text:style-name="P1">f3.txt</text:p>
      <text:p text:style-name="P1">etryfly@etryfly:~/Документы/Лабы/lab1$ date</text:p>
      <text:p text:style-name="P1">Сб сен 15 12:29:34 MSK 2018</text:p>
      <text:p text:style-name="P1">etryfly@etryfly:~/Документы/Лабы/lab1$ pwd</text:p>
      <text:p text:style-name="P1">/home/etryfly/Документы/Лабы/lab1</text:p>
      <text:p text:style-name="P1">etryfly@etryfly:~/Документы/Лабы/lab1$ cp ../lab1</text:p>
      <text:p text:style-name="P1">lab1/ <text:s text:c="3"/>lab1.sh <text:s/></text:p>
      <text:p text:style-name="P1">etryfly@etryfly:~/Документы/Лабы/lab1$ cp ../lab1</text:p>
      <text:p text:style-name="P1">lab1/ <text:s text:c="3"/>lab1.sh <text:s/></text:p>
      <text:p text:style-name="P1">etryfly@etryfly:~/Документы/Лабы/lab1$ cp ../lab1.sh lab1</text:p>
      <text:p text:style-name="P1">etryfly@etryfly:~/Документы/Лабы/lab1$ ls</text:p>
      <text:p text:style-name="P1">f3.txt <text:s/>lab1</text:p>
      <text:p text:style-name="P1">etryfly@etryfly:~/Документы/Лабы/lab1$ mv lab1 lab1.sh</text:p>
      <text:p text:style-name="P1">etryfly@etryfly:~/Документы/Лабы/lab1$ ls</text:p>
      <text:p text:style-name="P1">f3.txt <text:s/>lab1.sh</text:p>
      <text:p text:style-name="P1">etryfly@etryfly:~/Документы/Лабы/lab1$ ./lab1.sh </text:p>
      <text:p text:style-name="P1">etryfly@etryfly:~/Документы/Лабы/lab1$ ls</text:p>
      <text:p text:style-name="P16">d1 <text:s/>d2 <text:s/>f1.txt <text:s/>f2.txt <text:s/>f3.txt <text:s/>lab1.sh</text:p>
      <text:p text:style-name="P16"/>
      <text:p text:style-name="P16"/>
      <text:list xml:id="list95350824363973" text:continue-numbering="true" text:style-name="WWNum1">
        <text:list-item>
          <text:p text:style-name="P31"><text:span text:style-name="T15">Дневник отладки</text:span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7">№</text:p>
          </table:table-cell>
          <table:table-cell table:style-name="Таблица2.A1" office:value-type="string">
            <text:p text:style-name="P17">Лаб.</text:p>
            <text:p text:style-name="P17">или</text:p>
            <text:p text:style-name="P17">дом.</text:p>
          </table:table-cell>
          <table:table-cell table:style-name="Таблица2.A1" office:value-type="string">
            <text:p text:style-name="P17">Дата</text:p>
          </table:table-cell>
          <table:table-cell table:style-name="Таблица2.A1" office:value-type="string">
            <text:p text:style-name="P17">Время</text:p>
          </table:table-cell>
          <table:table-cell table:style-name="Таблица2.A1" office:value-type="string">
            <text:p text:style-name="P17">Событие</text:p>
          </table:table-cell>
          <table:table-cell table:style-name="Таблица2.A1" office:value-type="string">
            <text:p text:style-name="P17">Действие по исправлению</text:p>
          </table:table-cell>
          <table:table-cell table:style-name="Таблица2.A1" office:value-type="string">
            <text:p text:style-name="P17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10">1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Таблица2.A1" office:value-type="string">
            <text:p text:style-name="P10">Лаб</text:p>
          </table:table-cell>
          <table:table-cell table:style-name="Таблица2.A1" office:value-type="string">
            <text:p text:style-name="P10">15.09.18</text:p>
          </table:table-cell>
          <table:table-cell table:style-name="Таблица2.A1" office:value-type="string">
            <text:p text:style-name="P10">12:07</text:p>
          </table:table-cell>
          <table:table-cell table:style-name="Таблица2.A1" office:value-type="string">
            <text:p text:style-name="P10">Неудачная попытка подкл. <text:span text:style-name="T19">п</text:span>о ssh</text:p>
          </table:table-cell>
          <table:table-cell table:style-name="Таблица2.A1" office:value-type="string">
            <text:p text:style-name="P9">ssh по дефолтному 22 порту, отличному от настроек сервера,. Узнать настройки порта ssh сервера</text:p>
          </table:table-cell>
          <table:table-cell table:style-name="Таблица2.A1" office:value-type="string">
            <text:p text:style-name="P9"/>
          </table:table-cell>
        </table:table-row>
      </table:table>
      <text:p text:style-name="P9"/>
      <text:list xml:id="list95350535569671" text:continue-numbering="true" text:style-name="WWNum1">
        <text:list-item>
          <text:p text:style-name="P29"><text:span text:style-name="T5">Замечание автора по существу работы </text:span><text:span text:style-name="T9">Замечаний нет</text:span></text:p>
        </text:list-item>
      </text:list>
      <text:p text:style-name="P23"/>
      <text:list xml:id="list95351802210400" text:continue-numbering="true" text:style-name="WWNum1">
        <text:list-item>
          <text:p text:style-name="P29"><text:soft-page-break/><text:span text:style-name="T5">Выводы <text:s/></text:span><text:span text:style-name="T7"><text:tab/></text:span><text:span text:style-name="T9">В ходе работы научился работать с терминалом UNIX, использовать информационные команды, просматривать и редактировать файлы.</text:span></text:p>
        </text:list-item>
      </text:list>
      <text:p text:style-name="P28"/>
      <text:p text:style-name="P23"/>
      <text:p text:style-name="P20"><text:span text:style-name="T5">Недочеты, допущенные при выполнении задания, могут быть устранены следующим образом </text:span><text:span text:style-name="T7"><text:tab/></text:span></text:p>
      <text:p text:style-name="P20"><text:span text:style-name="T10">Недочетов не допущено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/>
      <text:p text:style-name="P27"><text:span text:style-name="T5">Подпись студента </text:span><text:span text:style-name="T7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Tahoma1" style:font-family-asian="Tahoma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1pt" fo:language="ru" fo:country="RU" style:font-name-asian="Tahoma1" style:font-family-asian="Tahoma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ahoma" fo:font-family="Tahoma" style:font-family-generic="roman" style:font-pitch="variable" fo:font-size="8pt" fo:language="ru" fo:country="RU" style:font-size-asian="8pt" style:language-asian="ru" style:country-asian="RU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align="start" style:justify-single-word="false" fo:orphans="2" fo:widows="2" fo:text-indent="0cm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0pt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8-09-22T09:53:49.575281896</dc:date>
    <meta:print-date>2006-09-06T14:56:00</meta:print-date>
    <meta:editing-cycles>11</meta:editing-cycles>
    <meta:editing-duration>PT28M50S</meta:editing-duration>
    <meta:generator>LibreOffice/5.2.7.2$Linux_X86_64 LibreOffice_project/20m0$Build-2</meta:generator>
    <meta:document-statistic meta:table-count="2" meta:image-count="1" meta:object-count="0" meta:page-count="5" meta:paragraph-count="176" meta:word-count="912" meta:character-count="7257" meta:non-whitespace-character-count="6008"/>
    <meta:user-defined meta:name="Operator">comp</meta:user-defined>
  </office:meta>
</office:document-meta>
</file>